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2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59aba" officeooo:paragraph-rsid="00259aba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1f0802" officeooo:paragraph-rsid="001f0802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59aba" officeooo:paragraph-rsid="00259aba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1pt" fo:letter-spacing="normal" fo:font-style="normal" fo:font-weight="bold" style:font-size-asian="11pt" style:font-weight-asian="normal" style:font-size-complex="11pt" style:font-weight-complex="normal"/>
    </style:style>
    <style:style style:name="P12" style:family="paragraph" style:parent-style-name="Heading_20_2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Text_20_body">
      <style:text-properties fo:font-size="11pt" fo:font-weight="normal" officeooo:paragraph-rsid="0021413c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size="11pt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ext_20_body">
      <style:text-properties fo:font-size="11pt" fo:font-style="normal" fo:font-weight="normal" officeooo:paragraph-rsid="0021413c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text-properties fo:font-size="11pt" fo:font-style="normal" fo:font-weight="normal" officeooo:rsid="0029a128" officeooo:paragraph-rsid="0029a128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Heading_20_1">
      <style:text-properties fo:font-variant="normal" fo:text-transform="none" fo:color="#000000" loext:opacity="100%" style:font-name="Times New Roman" fo:font-size="11pt" fo:letter-spacing="normal" fo:font-style="normal" fo:font-weight="normal" officeooo:rsid="0029db93" officeooo:paragraph-rsid="0021413c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9db93" officeooo:paragraph-rsid="0021413c" style:font-size-asian="11pt" style:font-weight-asian="normal" style:font-size-complex="11pt" style:font-weight-complex="normal"/>
    </style:style>
    <style:style style:name="T1" style:family="text">
      <style:text-properties officeooo:rsid="00287bdd"/>
    </style:style>
    <style:style style:name="T2" style:family="text">
      <style:text-properties officeooo:rsid="0029a128"/>
    </style:style>
    <style:style style:name="T3" style:family="text">
      <style:text-properties officeooo:rsid="0029db93"/>
    </style:style>
    <style:style style:name="T4" style:family="text">
      <style:text-properties officeooo:rsid="002bac87"/>
    </style:style>
    <style:style style:name="T5" style:family="text">
      <style:text-properties officeooo:rsid="002c6ae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Tartalomjegyzék</text:p>
      <text:section text:style-name="Sect1" text:name="Tartalomjegyzék1">
        <text:p text:style-name="P13">1. Bevezetés</text:p>
        <text:p text:style-name="P13">2. Az alkalmazás helye</text:p>
        <text:p text:style-name="P13">2.1 Üzleti lehetőségek</text:p>
        <text:p text:style-name="P13">2.2 A probléma megfogalmazása</text:p>
        <text:p text:style-name="P13">2.3 Az elkészült termék helye</text:p>
        <text:p text:style-name="P13">3. Érintettek és felhasználók</text:p>
        <text:p text:style-name="P13">3.1. Az érintettek összefoglalása</text:p>
        <text:p text:style-name="P13">3.2. A felhasználók összefoglalása</text:p>
        <text:p text:style-name="P13">3.3 Felhasználói környezet</text:p>
        <text:p text:style-name="P13">3.4. Illetékesek adatai</text:p>
        <text:p text:style-name="P13">3.5. Felhasználók adatai</text:p>
        <text:p text:style-name="P13">4. A végtermék áttekintése</text:p>
        <text:p text:style-name="P13">4.1 A termék kapcsolatai</text:p>
        <text:p text:style-name="P13">4.2. A termék használatának előnyei</text:p>
        <text:p text:style-name="P24">4.3. Feltételezések és függőségek</text:p>
        <text:p text:style-name="P13">4.4 Költségbecslés</text:p>
        <text:p text:style-name="P13">4.5. Installáció</text:p>
        <text:p text:style-name="P13">5. A végtermék jellemzői, biztosított szolgáltatások</text:p>
        <text:p text:style-name="P13">6. Korlátozások</text:p>
        <text:p text:style-name="P13">7. Minőségi elvárások</text:p>
        <text:p text:style-name="P13">8. Dokumentációkkal kapcsolatos követelmények</text:p>
        <text:p text:style-name="P13">9. Kockázat lista</text:p>
        <text:p text:style-name="P13">10. Szótár</text:p>
      </text:section>
      <text:p text:style-name="P13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 Bevezetés</text:p>
      <text:p text:style-name="P4"/>
      <text:p text:style-name="P4">Ubimon egy Pokémon RPG, amely környezetvédelmi témával foglalkozik. </text:p>
      <text:p text:style-name="P4"/>
      <text:p text:style-name="P4">2. Az alkalmazás helye</text:p>
      <text:p text:style-name="P4"/>
      <text:p text:style-name="P4">2.1 Üzleti lehetőségek</text:p>
      <text:p text:style-name="P4"/>
      <text:p text:style-name="P4">2.2 A probléma megfogalmazása</text:p>
      <text:p text:style-name="P5"/>
      <text:h text:style-name="P3" text:outline-level="2">2.3 Az elkészült termék helye</text:h>
      <text:p text:style-name="P8">kinek készült (melyik / milyen szervezetnek) </text:p>
      <text:p text:style-name="P6">Bárki számára (rated for everyone)</text:p>
      <text:p text:style-name="P9">ki fogja használni</text:p>
      <text:p text:style-name="P6">Aki megvásárolta a szoftvert</text:p>
      <text:p text:style-name="P9">milyen alkalmazás kategóriába tartozik (pl. fejlesztőeszköz, vállalati információs rendszer, stb.)</text:p>
      <text:p text:style-name="P7">Videojáték.</text:p>
      <text:p text:style-name="P10">mi az alapvető haszna</text:p>
      <text:p text:style-name="P7">Szórakozás</text:p>
      <text:p text:style-name="P10">miben különbözik alapvetően az elkészült termék az alternatíváktól</text:p>
      <text:p text:style-name="P7">Témája a környezetvédelem. Egyedi térképpel és pokémon fajtákkal rendelkezik. Nem Nintendo konzol exclusive.</text:p>
      <text:h text:style-name="P1" text:outline-level="1">3. Érintettek és felhasználók</text:h>
      <text:p text:style-name="P18">3.1. Az érintettek összefoglalása</text:p>
      <text:h text:style-name="P12" text:outline-level="2">3.2. A felhasználók összefoglalása</text:h>
      <text:h text:style-name="P12" text:outline-level="2">3.3 Felhasználói környezet</text:h>
      <text:p text:style-name="P21">Milyen platformon fog futni az átadott alkalmazás, és várhatóan változni fog-e?</text:p>
      <text:p text:style-name="P19">PC</text:p>
      <text:p text:style-name="P22">Hány felhasználó fogja használni egy időben átlagosan, és hány felhasználó várható maximálisan?</text:p>
      <text:p text:style-name="P20">Lehet egyjátékos és többjátékos mód (max x játékossal)</text:p>
      <text:p text:style-name="P22">Mennyi ideig fogja használni a rendszert egy felhasználó, és ez mennyire változó?</text:p>
      <text:p text:style-name="P20">A játék x óra hosszú, A felhasználó tetszőleges ideig használhatja.</text:p>
      <text:h text:style-name="P12" text:outline-level="2"><text:soft-page-break/>3.4. Illetékesek adatai</text:h>
      <text:h text:style-name="P12" text:outline-level="2">3.5. Felhasználók adatai</text:h>
      <text:h text:style-name="P23" text:outline-level="1">4. A végtermék áttekintése (Pokemon Emerald alapján)</text:h>
      <text:p text:style-name="P27"/>
      <text:p text:style-name="P27">4.1 A termék kapcsolatai</text:p>
      <text:p text:style-name="P27"/>
      <text:p text:style-name="P27">- Karakter kreáló</text:p>
      <text:p text:style-name="P27"><text:tab/>- Megadni a karakter nevét<text:tab/>(Max 8 karakter)</text:p>
      <text:p text:style-name="P27"><text:tab/>- Nem választás</text:p>
      <text:p text:style-name="P27"><text:tab/>- <text:s/>(stardew valley-ből lopott karakter kreáló)</text:p>
      <text:p text:style-name="P27"><text:tab/><text:tab/>- <text:s text:c="2"/>Bőrszín</text:p>
      <text:p text:style-name="P27"><text:tab/><text:tab/>- <text:s text:c="2"/>Haj</text:p>
      <text:p text:style-name="P27"><text:tab/><text:tab/>- <text:s text:c="2"/>Felső</text:p>
      <text:p text:style-name="P27"><text:tab/><text:tab/>- <text:s text:c="2"/>Nadrág</text:p>
      <text:p text:style-name="P27"><text:tab/><text:tab/>- <text:s text:c="2"/>Kiegészítők</text:p>
      <text:p text:style-name="P27"><text:tab/><text:tab/>- <text:s text:c="2"/>Ezeket lehet rgb sliderekkel szinezni</text:p>
      <text:p text:style-name="P27"/>
      <text:p text:style-name="P27">- Pokemon rendszer</text:p>
      <text:p text:style-name="P27"><text:tab/>A Pokemon rendszer feladata a pokemon objektumok tárolása, menedzselése. Minden pokemon objektum tartalmaz értékeket mint pl.: Típus, név, gazda, HP, Attack damage, defense, Special attack damage, Special defense, speed, összesítő érték.</text:p>
      <text:p text:style-name="P27"><text:tab/>A pokemon rendszer a játékban található összes pokemon értékeit eltárolja egy adatbázisban, továbbá többjátékos módban a játékosok pokemonjait (és értékeiket) is tárolja.</text:p>
      <text:p text:style-name="P27"/>
      <text:p text:style-name="P27"/>
      <text:p text:style-name="P27">- Clock rendszer</text:p>
      <text:p text:style-name="P27"><text:tab/>A játékban lehetőség van egy óra beállítására, amely befolyásolja a Pokemonok evulúcióját és az in game eventeket is.</text:p>
      <text:p text:style-name="P27"/>
      <text:p text:style-name="P27">- NPC rendszer</text:p>
      <text:p text:style-name="P27"><text:tab/>Az NPC rendszer kezeli az NPC objektumokat, amelyek névvel és dialógokkal rendelkeznek. Az NPC-k hez tartozhatnak In-game eventek is.</text:p>
      <text:p text:style-name="P27"><text:soft-page-break/><text:tab/>Az NPC-k meghatározott tile-okon véletlenszerűen vagy előre scriptelt módon haladnak, a játékbeli idő alapján spawn-olnak illetve despawn-olnak. In game event hatására beszélgetést kezdeményezhetnek a játékossal, illetve a játékos interakció hatására bármikor beszélhet az NPC-khez. </text:p>
      <text:p text:style-name="P27"/>
      <text:p text:style-name="P27">- Harcrendszer</text:p>
      <text:p text:style-name="P27"><text:tab/>- Pokémonok közül kiválasztani</text:p>
      <text:p text:style-name="P27"><text:tab/>- Név - szint - hp - exp (a player pokemonnál)</text:p>
      <text:p text:style-name="P27"><text:tab/>- A harc turn based.</text:p>
      <text:p text:style-name="P27"><text:tab/>- A történések dialóg boxban jelennek meg</text:p>
      <text:p text:style-name="P27"><text:tab/>- <text:s/>fight, bag, pokemon, run</text:p>
      <text:p text:style-name="P27"><text:tab/>- <text:s/>fight -&gt; (max 4 támadás egyszerre)</text:p>
      <text:p text:style-name="P27"><text:tab/>- <text:s/>bag -&gt; itemek (healing, pokeballs, egyebek)</text:p>
      <text:p text:style-name="P27"><text:tab/>- <text:s/>pokemon -&gt; (pokemonok amelyek nincsennek harcban (5 idle)) csere, statok, elvesz egy turn-t</text:p>
      <text:p text:style-name="P27"><text:tab/>- <text:s/>run -&gt; feladni(nincs exp, nem lehet mindig futni)</text:p>
      <text:p text:style-name="P27"/>
      <text:p text:style-name="P27">- Többjátékos mód</text:p>
      <text:p text:style-name="P27"><text:tab/>- Local Co-op (max 4 ember)</text:p>
      <text:p text:style-name="P27"><text:tab/>- online (max x ember)</text:p>
      <text:p text:style-name="P27"/>
      <text:p text:style-name="P27">- Pálya Térkép</text:p>
      <text:p text:style-name="P27"/>
      <text:p text:style-name="P27"><text:tab/>A pályák tile-okból állnak, amelyek 32x32 pixelesek. A pályarendszer feladata kirajzolni a tile-okat egy meghatározott rács alapján (n x m-es rács). Másik feladata meghatározott tile-okhoz in-game eventet kötni. pl: Más térkép betöltése, interaktivitás, cutscene stb.</text:p>
      <text:p text:style-name="P27"/>
      <text:p text:style-name="P27">- Dialóg rendszer</text:p>
      <text:p text:style-name="P27"><text:tab/>- XML-ből kiolvasott dialógok</text:p>
      <text:p text:style-name="P27"><text:tab/>- A játékos választhat az opciók közül</text:p>
      <text:p text:style-name="P27"><text:tab/>- Az NPC-k ez alapján válaszolnak</text:p>
      <text:p text:style-name="P27"><text:tab/>- Befolyásolhatja a történetet.</text:p>
      <text:p text:style-name="P27"><text:s/></text:p>
      <text:p text:style-name="P27">- Tárgy rendszer</text:p>
      <text:p text:style-name="P27"><text:tab/>- Tárgyak, amelyeket a játékos felvesz / megkap</text:p>
      <text:p text:style-name="P27"><text:soft-page-break/><text:tab/>- max x darabot hordhat magánál</text:p>
      <text:p text:style-name="P27"><text:tab/>- Item típusok</text:p>
      <text:p text:style-name="P27"><text:tab/>- adatbázisba.</text:p>
      <text:p text:style-name="P27"/>
      <text:p text:style-name="P27"/>
      <text:p text:style-name="P27">- Event rendszer:</text:p>
      <text:p text:style-name="P27"/>
      <text:p text:style-name="P27">A játékos billentyűzet vagy game controller által kiadott inputra (eventre) a játék mozgással, illetve interaktivitással válaszol. </text:p>
      <text:p text:style-name="P27"/>
      <text:p text:style-name="P27">- In game eventek:</text:p>
      <text:p text:style-name="P27">A játék bizonyos részeiben feltételhez (eventhez) van kötve, hogy milyen esemény fog bekövetkezni. Egy esemény lehet cutscene, karakter dialóg, karekter beszélgetés, véletlen harchelyzet, játékos által előidézett harchelyzet, Pálya betöltés stb.</text:p>
      <text:p text:style-name="P27"/>
      <text:p text:style-name="P27">- Fejlődés rendszer (szint rendszer)</text:p>
      <text:p text:style-name="P27"><text:tab/>Minden pokemon rendelkezik xp értékkel, amelyet pokemon harc győzelmekkel lehet növelni. Meghatározott xp elérésekor a pokémon szintet lép. A fejlődés rendszer a pokemonok szintjét tárolja el egy adatbázisban, továbbá a játékos pokemonjainak szintjei alapján és a co-op játékosok száma alapján az ellenség pokemonok stat-jait kiszámolja.</text:p>
      <text:p text:style-name="P27"/>
      <text:p text:style-name="P27">4.2. A termék használatának előnyei</text:p>
      <text:p text:style-name="P27"/>
      <text:p text:style-name="P27">A játék kb. 40 óra játékidőt tartalmaz, ezentúl többjátékos módban újrajátszható. A korábbi pokemon játékoktól eltérő módon új, egyedi pokemon típusokat tartalmaz, fő témája pedig a környezetvédelem. Ezzel a témával felhívja az emberek figyelmét a környezetvédelemre. <text:s text:c="3"/></text:p>
      <text:p text:style-name="P27"/>
      <text:p text:style-name="P27">4.3. Feltételezések és függőségek</text:p>
      <text:p text:style-name="P27"/>
      <text:p text:style-name="P27">???</text:p>
      <text:p text:style-name="P27"/>
      <text:p text:style-name="P27">4.4 Költségbecslés</text:p>
      <text:p text:style-name="P27"/>
      <text:p text:style-name="P27">- OpenJDK - ingyenes</text:p>
      <text:p text:style-name="P27"><text:soft-page-break/>- LWJGL - ingyenes</text:p>
      <text:p text:style-name="P27">- IntelliJ IDEA Ultimate - €499.00 / év / ember</text:p>
      <text:p text:style-name="P27">- Github - $21 / hónap / ember</text:p>
      <text:p text:style-name="P27">- MySQL Enterprise Edition - $5000</text:p>
      <text:p text:style-name="P27"/>
      <text:p text:style-name="P27">- Iroda: &lt;város, utca, stb&gt; 20€ / $m^2$</text:p>
      <text:p text:style-name="P27">- gépek: $600 / gép / ember</text:p>
      <text:p text:style-name="P27">- gép perifériák $400 / gép / ember</text:p>
      <text:p text:style-name="P27"/>
      <text:p text:style-name="P27"/>
      <text:p text:style-name="P27">- Game designer 350.000Ft</text:p>
      <text:p text:style-name="P27">- Game artist 280.000Ft</text:p>
      <text:p text:style-name="P27">- Sound engineer 330.000Ft</text:p>
      <text:p text:style-name="P27">- Game programmer 400.000Ft</text:p>
      <text:p text:style-name="P27">- Game level designer 300.000Ft</text:p>
      <text:p text:style-name="P27">- Game tester 250.000Ft</text:p>
      <text:p text:style-name="P27">- Game producer 270.000Ft</text:p>
      <text:p text:style-name="P27"/>
      <text:p text:style-name="P27">4.5. Installáció</text:p>
      <text:p text:style-name="P27"><text:tab/>A játékot a Steam-ről lehet installálni, továbbá elérhető a google play áruházban is. </text:p>
      <text:h text:style-name="P2" text:outline-level="1">5. A végtermék jellemzői, biztosított szolgáltatások</text:h>
      <text:h text:style-name="P2" text:outline-level="1">6. Korlátozások</text:h>
      <text:h text:style-name="P2" text:outline-level="1">7. Minőségi elvárások</text:h>
      <text:h text:style-name="P2" text:outline-level="1">8. Dokumentációkkal kapcsolatos követelmények</text:h>
      <text:h text:style-name="P2" text:outline-level="1">9. Kockázat lista</text:h>
      <text:h text:style-name="P2" text:outline-level="1">10. Szótár</text:h>
      <text:p text:style-name="P25"/>
      <text:p text:style-name="P14"><text:line-break/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54:39.803663440</meta:creation-date>
    <dc:date>2021-10-01T16:55:05.350792442</dc:date>
    <meta:editing-duration>PT42M10S</meta:editing-duration>
    <meta:editing-cycles>14</meta:editing-cycles>
    <meta:generator>LibreOffice/7.1.6.2.0$Linux_X86_64 LibreOffice_project/10$Build-2</meta:generator>
    <meta:document-statistic meta:table-count="0" meta:image-count="0" meta:object-count="0" meta:page-count="7" meta:paragraph-count="134" meta:word-count="856" meta:character-count="5961" meta:non-whitespace-character-count="5164"/>
  </office:meta>
</office:document-meta>
</file>